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ckage Projet;</text:p>
      <text:p text:style-name="Standard">import javax.swing.*;</text:p>
      <text:p text:style-name="Standard">import java.awt.*;</text:p>
      <text:p text:style-name="Standard">import java.awt.event.ActionEvent;</text:p>
      <text:p text:style-name="Standard">import java.awt.event.ActionListener;</text:p>
      <text:p text:style-name="Standard">import java.awt.geom.Ellipse2D;</text:p>
      <text:p text:style-name="Standard"/>
      <text:p text:style-name="Standard">@SuppressWarnings("serial")</text:p>
      <text:p text:style-name="Standard">public class RoundButton extends JButton {</text:p>
      <text:p text:style-name="Standard"><text:s text:c="4"/>public RoundButton(String label) {</text:p>
      <text:p text:style-name="Standard"><text:s text:c="8"/>super(label);</text:p>
      <text:p text:style-name="Standard"><text:s text:c="8"/>// Définir une taille relative pour le bouton</text:p>
      <text:p text:style-name="Standard"><text:s text:c="8"/>setPreferredSize(new Dimension(80, 80)); // Dimensions en pixels, ajustées selon vos préférences</text:p>
      <text:p text:style-name="Standard"><text:s text:c="8"/>setContentAreaFilled(false); // Ne pas dessiner le contenu de la zone du bouton</text:p>
      <text:p text:style-name="Standard"><text:s text:c="4"/>}</text:p>
      <text:p text:style-name="Standard"/>
      <text:p text:style-name="Standard"><text:s text:c="4"/>protected void paintComponent(Graphics g) {</text:p>
      <text:p text:style-name="Standard"><text:s text:c="8"/>Color violet = new Color(212, 180, 250);</text:p>
      <text:p text:style-name="Standard"><text:s text:c="8"/></text:p>
      <text:p text:style-name="Standard"><text:s text:c="8"/>if (getModel().isArmed()) {</text:p>
      <text:p text:style-name="Standard"><text:s text:c="12"/>g.setColor(violet);</text:p>
      <text:p text:style-name="Standard"><text:s text:c="8"/>} else {</text:p>
      <text:p text:style-name="Standard"><text:s text:c="12"/>g.setColor(Color.white);</text:p>
      <text:p text:style-name="Standard"><text:s text:c="8"/>}</text:p>
      <text:p text:style-name="Standard"/>
      <text:p text:style-name="Standard"><text:s text:c="8"/>// Dessiner un cercle pour le bouton</text:p>
      <text:p text:style-name="Standard"><text:s text:c="8"/>g.fillOval(0, 0, getWidth() - 1, getHeight() - 1);</text:p>
      <text:p text:style-name="Standard"/>
      <text:p text:style-name="Standard"><text:s text:c="8"/>super.paintComponent(g);</text:p>
      <text:p text:style-name="Standard"><text:s text:c="4"/>}</text:p>
      <text:p text:style-name="Standard"/>
      <text:p text:style-name="Standard"><text:s text:c="4"/>protected void paintBorder(Graphics g) {</text:p>
      <text:p text:style-name="Standard"><text:s text:c="8"/>// Ne pas dessiner de bordure</text:p>
      <text:p text:style-name="Standard"><text:s text:c="4"/>}</text:p>
      <text:p text:style-name="Standard"/>
      <text:p text:style-name="Standard"><text:s text:c="4"/>// Vérifier si le point spécifié est contenu dans la forme du bouton</text:p>
      <text:p text:style-name="Standard"><text:s text:c="4"/>Shape shape;</text:p>
      <text:p text:style-name="Standard"/>
      <text:p text:style-name="Standard"><text:s text:c="4"/>public boolean contains(int x, int y) {</text:p>
      <text:p text:style-name="Standard"><text:s text:c="8"/>if (shape == null || !shape.getBounds().equals(getBounds())) {</text:p>
      <text:p text:style-name="Standard"><text:s text:c="12"/>shape = new Ellipse2D.Float(0, 0, getWidth(), getHeight());</text:p>
      <text:p text:style-name="Standard"><text:s text:c="8"/>}</text:p>
      <text:p text:style-name="Standard"><text:s text:c="8"/>return shape.contains(x, y);</text:p>
      <text:p text:style-name="Standard"><text:s text:c="4"/>}</text:p>
      <text:p text:style-name="Standard"/>
      <text:p text:style-name="Standard"><text:s text:c="4"/>public static void main(String[] args) {</text:p>
      <text:p text:style-name="Standard"><text:s text:c="8"/>SwingUtilities.invokeLater(() -&gt; {</text:p>
      <text:p text:style-name="Standard"><text:s text:c="12"/>JFrame frame = new JFrame("Page d'accueil");</text:p>
      <text:p text:style-name="Standard"><text:s text:c="12"/>frame.setDefaultCloseOperation(JFrame.EXIT_ON_CLOSE);</text:p>
      <text:p text:style-name="Standard"><text:s text:c="12"/>frame.getContentPane().setBackground(new Color(220, 190, 230)); // Fond violet pâle</text:p>
      <text:p text:style-name="Standard"/>
      <text:p text:style-name="Standard"><text:soft-page-break/><text:s text:c="12"/>// Création des boutons avec des dispositions flexibles</text:p>
      <text:p text:style-name="Standard"><text:s text:c="12"/>JPanel panelBoutons = new JPanel(new GridBagLayout());</text:p>
      <text:p text:style-name="Standard"><text:s text:c="12"/>GridBagConstraints constraints = new GridBagConstraints();</text:p>
      <text:p text:style-name="Standard"><text:s text:c="12"/>constraints.fill = GridBagConstraints.HORIZONTAL;</text:p>
      <text:p text:style-name="Standard"><text:s text:c="12"/>constraints.insets = new Insets(10, 10, 10, 10);</text:p>
      <text:p text:style-name="Standard"/>
      <text:p text:style-name="Standard"><text:s text:c="12"/>// Bouton "+"</text:p>
      <text:p text:style-name="Standard"><text:s text:c="12"/>RoundButton boutonPlus = new RoundButton("+");</text:p>
      <text:p text:style-name="Standard"><text:s text:c="12"/>boutonPlus.setFont(new Font("Arial", Font.BOLD, 50));</text:p>
      <text:p text:style-name="Standard"><text:s text:c="12"/>constraints.gridx = 0;</text:p>
      <text:p text:style-name="Standard"><text:s text:c="12"/>constraints.gridy = 0;</text:p>
      <text:p text:style-name="Standard"><text:s text:c="12"/>panelBoutons.add(boutonPlus, constraints);</text:p>
      <text:p text:style-name="Standard"/>
      <text:p text:style-name="Standard"><text:s text:c="12"/>// Bouton "Charger un texte en lecture seule"</text:p>
      <text:p text:style-name="Standard"><text:s text:c="12"/>JButton boutonLectureSeule = new JButton("Charger un texte en lecture seule");</text:p>
      <text:p text:style-name="Standard"><text:s text:c="12"/>boutonLectureSeule.setVisible(false); // Rendre le bouton invisible initialement</text:p>
      <text:p text:style-name="Standard"><text:s text:c="12"/>constraints.gridx = 0;</text:p>
      <text:p text:style-name="Standard"><text:s text:c="12"/>constraints.gridy = 1;</text:p>
      <text:p text:style-name="Standard"><text:s text:c="12"/>panelBoutons.add(boutonLectureSeule, constraints);</text:p>
      <text:p text:style-name="Standard"/>
      <text:p text:style-name="Standard"><text:s text:c="12"/>// Bouton "Charger un texte et l'éditer"</text:p>
      <text:p text:style-name="Standard"><text:s text:c="12"/>JButton boutonEditer = new JButton("Charger un texte et l'éditer");</text:p>
      <text:p text:style-name="Standard"><text:s text:c="12"/>boutonEditer.setVisible(false); // Rendre le bouton invisible initialement</text:p>
      <text:p text:style-name="Standard"><text:s text:c="12"/>constraints.gridx = 0;</text:p>
      <text:p text:style-name="Standard"><text:s text:c="12"/>constraints.gridy = 2;</text:p>
      <text:p text:style-name="Standard"><text:s text:c="12"/>panelBoutons.add(boutonEditer, constraints);</text:p>
      <text:p text:style-name="Standard"/>
      <text:p text:style-name="Standard"><text:s text:c="12"/>// Bouton "Retour"</text:p>
      <text:p text:style-name="Standard"><text:s text:c="12"/>JButton boutonRetour = new JButton("Retour");</text:p>
      <text:p text:style-name="Standard"><text:s text:c="12"/>boutonRetour.setVisible(false); // Rendre le bouton invisible initialement</text:p>
      <text:p text:style-name="Standard"><text:s text:c="12"/>constraints.gridx = 0;</text:p>
      <text:p text:style-name="Standard"><text:s text:c="12"/>constraints.gridy = 3;</text:p>
      <text:p text:style-name="Standard"><text:s text:c="12"/>panelBoutons.add(boutonRetour, constraints);</text:p>
      <text:p text:style-name="Standard"/>
      <text:p text:style-name="Standard"><text:s text:c="12"/>// Bouton "Paramètres"</text:p>
      <text:p text:style-name="Standard"><text:s text:c="12"/>JButton boutonParametres = new JButton("Paramètres");</text:p>
      <text:p text:style-name="Standard"><text:s text:c="12"/>boutonParametres.setVisible(false); // Rendre le bouton invisible initialement</text:p>
      <text:p text:style-name="Standard"><text:s text:c="12"/>constraints.gridx = 0;</text:p>
      <text:p text:style-name="Standard"><text:s text:c="12"/>constraints.gridy = 4;</text:p>
      <text:p text:style-name="Standard"><text:s text:c="12"/>panelBoutons.add(boutonParametres, constraints);</text:p>
      <text:p text:style-name="Standard"/>
      <text:p text:style-name="Standard"><text:s text:c="12"/>// Bouton "Quitter"</text:p>
      <text:p text:style-name="Standard"><text:s text:c="12"/>JButton boutonQuitter = new JButton("Quitter");</text:p>
      <text:p text:style-name="Standard"><text:s text:c="12"/>boutonQuitter.setVisible(false); // Rendre le bouton invisible initialement</text:p>
      <text:p text:style-name="Standard"><text:s text:c="12"/>constraints.gridx = 0;</text:p>
      <text:p text:style-name="Standard"><text:s text:c="12"/>constraints.gridy = 5;</text:p>
      <text:p text:style-name="Standard"><text:s text:c="12"/>panelBoutons.add(boutonQuitter, constraints);</text:p>
      <text:p text:style-name="Standard"/>
      <text:p text:style-name="Standard"><text:s text:c="12"/>// Ajout d'un ActionListener au bouton "+"</text:p>
      <text:p text:style-name="Standard"><text:s text:c="12"/>boutonPlus.addActionListener(new ActionListener() {</text:p>
      <text:p text:style-name="Standard"><text:s text:c="16"/>public void actionPerformed(ActionEvent e) {</text:p>
      <text:p text:style-name="Standard"><text:s text:c="20"/>boutonPlus.setVisible(false); // Rendre le bouton "+" invisible</text:p>
      <text:p text:style-name="Standard"><text:soft-page-break/><text:s text:c="20"/>boutonLectureSeule.setVisible(true); // Rendre le bouton "Charger un texte en lecture seule" visible</text:p>
      <text:p text:style-name="Standard"><text:s text:c="20"/>boutonEditer.setVisible(true); // Rendre le bouton "Charger un texte et l'éditer" visible</text:p>
      <text:p text:style-name="Standard"><text:s text:c="20"/>boutonRetour.setVisible(true); // Rendre le bouton "Retour" visible</text:p>
      <text:p text:style-name="Standard"><text:s text:c="20"/>boutonParametres.setVisible(true); // Rendre le bouton "Paramètres" visible</text:p>
      <text:p text:style-name="Standard"><text:s text:c="20"/>boutonQuitter.setVisible(true); // Rendre le bouton "Quitter" visible</text:p>
      <text:p text:style-name="Standard"><text:s text:c="16"/>}</text:p>
      <text:p text:style-name="Standard"><text:s text:c="12"/>});</text:p>
      <text:p text:style-name="Standard"/>
      <text:p text:style-name="Standard"><text:s text:c="12"/>// Ajout d'un ActionListener au bouton "Retour"</text:p>
      <text:p text:style-name="Standard"><text:s text:c="12"/>boutonRetour.addActionListener(new ActionListener() {</text:p>
      <text:p text:style-name="Standard"><text:s text:c="16"/>public void actionPerformed(ActionEvent e) {</text:p>
      <text:p text:style-name="Standard"><text:s text:c="20"/>boutonPlus.setVisible(true); // Rendre le bouton "+" visible</text:p>
      <text:p text:style-name="Standard"><text:s text:c="20"/>boutonLectureSeule.setVisible(false); // Rendre le bouton "Charger un texte en lecture seule" invisible</text:p>
      <text:p text:style-name="Standard"><text:s text:c="20"/>boutonEditer.setVisible(false); // Rendre le bouton "Charger un texte et l'éditer" invisible</text:p>
      <text:p text:style-name="Standard"><text:s text:c="20"/>boutonRetour.setVisible(false); // Rendre le bouton "Retour" invisible</text:p>
      <text:p text:style-name="Standard"><text:s text:c="20"/>boutonParametres.setVisible(false); // Rendre le bouton "Paramètres" invisible</text:p>
      <text:p text:style-name="Standard"><text:s text:c="20"/>boutonQuitter.setVisible(false); // Rendre le bouton "Quitter" invisible</text:p>
      <text:p text:style-name="Standard"><text:s text:c="16"/>}</text:p>
      <text:p text:style-name="Standard"><text:s text:c="12"/>});</text:p>
      <text:p text:style-name="Standard"><text:s text:c="12"/>boutonQuitter.addActionListener(new ActionListener() {</text:p>
      <text:p text:style-name="Standard"><text:s text:c="16"/>public void actionPerformed(ActionEvent e) {</text:p>
      <text:p text:style-name="Standard"><text:s text:c="16"/><text:tab/>frame.setVisible(false);</text:p>
      <text:p text:style-name="Standard"><text:s text:c="16"/>}</text:p>
      <text:p text:style-name="Standard"><text:s text:c="12"/>});</text:p>
      <text:p text:style-name="Standard"/>
      <text:p text:style-name="Standard"><text:s text:c="12"/>// Définir la taille de base de la fenêtre</text:p>
      <text:p text:style-name="Standard"><text:s text:c="12"/>frame.setSize(500, 500);</text:p>
      <text:p text:style-name="Standard"/>
      <text:p text:style-name="Standard"><text:s text:c="12"/>// Ajout du panel de boutons à la fenêtre</text:p>
      <text:p text:style-name="Standard"><text:s text:c="12"/>frame.getContentPane().add(panelBoutons, BorderLayout.CENTER);</text:p>
      <text:p text:style-name="Standard"/>
      <text:p text:style-name="Standard"><text:s text:c="12"/>// Affichage de la fenêtre</text:p>
      <text:p text:style-name="Standard"><text:s text:c="12"/>frame.setLocationRelativeTo(null);</text:p>
      <text:p text:style-name="Standard"><text:s text:c="12"/>frame.setVisible(true);</text:p>
      <text:p text:style-name="Standard"><text:s text:c="8"/>}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4:46:00.252258860</meta:creation-date>
    <dc:date>2024-04-05T14:46:15.894205170</dc:date>
    <meta:editing-duration>PT16S</meta:editing-duration>
    <meta:editing-cycles>1</meta:editing-cycles>
    <meta:document-statistic meta:table-count="0" meta:image-count="0" meta:object-count="0" meta:page-count="3" meta:paragraph-count="120" meta:word-count="532" meta:character-count="5987" meta:non-whitespace-character-count="4285"/>
    <meta:generator>LibreOffice/7.3.7.2$Linux_X86_64 LibreOffice_project/30$Build-2</meta:generator>
  </office:meta>
</office:document-meta>
</file>